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/>
          <table:table-cell table:style-name="Default"/>
          <table:table-cell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table:style-name="Default"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style-name="Default"/>
          <table:table-cell table:number-columns-repeated="14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1</text:p>
          </table:table-cell>
          <table:table-cell table:number-columns-repeated="16"/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7109</text:p>
          </table:table-cell>
          <table:table-cell office:value-type="string" calcext:value-type="string">
            <text:p>2596</text:p>
          </table:table-cell>
          <table:table-cell table:number-columns-repeated="1001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1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office:forms form:automatic-focus="false" form:apply-design-mode="false"/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office:forms form:automatic-focus="false" form:apply-design-mode="false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office:forms form:automatic-focus="false" form:apply-design-mode="false"/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8">00.00.0000</text:date>, <text:time style:data-style-name="N2" text:time-value="15:10:54.48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08T15:17:38.950000000</dc:date>
    <meta:editing-duration>P7DT19H10M13S</meta:editing-duration>
    <meta:editing-cycles>3449</meta:editing-cycles>
    <meta:document-statistic meta:table-count="6" meta:cell-count="9528" meta:object-count="0"/>
    <meta:user-defined meta:name="qrichtext">1</meta:user-defined>
  </office:meta>
</office:document-meta>
</file>